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484in"/>
    </style:style>
    <style:style style:name="co4" style:family="table-column">
      <style:table-column-properties fo:break-before="auto" style:column-width="1.9307in"/>
    </style:style>
    <style:style style:name="ro1" style:family="table-row">
      <style:table-row-properties style:row-height="0.252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Table Of Isotopes</text:p>
          </table:table-cell>
          <table:covered-table-cell table:number-columns-repeated="2" table:style-name="ce2"/>
          <table:covered-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Isotope</text:p>
          </table:table-cell>
          <table:table-cell table:style-name="ce2" office:value-type="string" calcext:value-type="string">
            <text:p>Atomic Mass (u)</text:p>
          </table:table-cell>
          <table:table-cell table:style-name="ce6" office:value-type="string" calcext:value-type="string">
            <text:p>Half-Life (if applicable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3"/>
          <table:table-cell table:style-name="ce3" office:value-type="float" office:value="0.000548579909" calcext:value-type="float">
            <text:p>0.0005485799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utron</text:p>
          </table:table-cell>
          <table:table-cell table:style-name="ce3"/>
          <table:table-cell table:style-name="ce3" office:value-type="float" office:value="1.008665" calcext:value-type="float">
            <text:p>1.008665</text:p>
          </table:table-cell>
          <table:table-cell table:style-name="ce7" office:value-type="string" calcext:value-type="string">
            <text:p>881.5 s (only in isolation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ydrog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007825" calcext:value-type="float">
            <text:p>1.007825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ydrogen (Deuterium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014102" calcext:value-type="float">
            <text:p>2.014102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ydrogen (Tritium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016049" calcext:value-type="float">
            <text:p>3.016049</text:p>
          </table:table-cell>
          <table:table-cell table:style-name="ce7" office:value-type="string" calcext:value-type="string">
            <text:p>12.32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liu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016029" calcext:value-type="float">
            <text:p>3.016029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li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002602" calcext:value-type="float">
            <text:p>4.002602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bon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.000000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bo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003242" calcext:value-type="float">
            <text:p>14.003242</text:p>
          </table:table-cell>
          <table:table-cell table:style-name="ce7" office:value-type="string" calcext:value-type="string">
            <text:p>5730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trog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003074" calcext:value-type="float">
            <text:p>14.003074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tassium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.963708" calcext:value-type="float">
            <text:p>38.963708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tassium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39.964" calcext:value-type="float">
            <text:p>39.964000</text:p>
          </table:table-cell>
          <table:table-cell table:style-name="ce7" office:value-type="string" calcext:value-type="string">
            <text:p>1.28 Billion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ron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5.93494" calcext:value-type="float">
            <text:p>55.93494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rontium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9.907737" calcext:value-type="float">
            <text:p>89.907737</text:p>
          </table:table-cell>
          <table:table-cell table:style-name="ce7" office:value-type="string" calcext:value-type="string">
            <text:p>28.79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balt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.93382" calcext:value-type="float">
            <text:p>59.93382</text:p>
          </table:table-cell>
          <table:table-cell table:style-name="ce7" office:value-type="string" calcext:value-type="string">
            <text:p>1952.2 Day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odine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0.93028" calcext:value-type="float">
            <text:p>110.93028</text:p>
          </table:table-cell>
          <table:table-cell table:style-name="ce7" office:value-type="string" calcext:value-type="string">
            <text:p>2.52 Second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odine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28.904984" calcext:value-type="float">
            <text:p>128.904984</text:p>
          </table:table-cell>
          <table:table-cell table:style-name="ce7" office:value-type="string" calcext:value-type="string">
            <text:p>15.7 Million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ranium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5.043924" calcext:value-type="float">
            <text:p>235.043924</text:p>
          </table:table-cell>
          <table:table-cell table:style-name="ce7" office:value-type="string" calcext:value-type="string">
            <text:p>703.8 Million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ranium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8.050784" calcext:value-type="float">
            <text:p>238.050784</text:p>
          </table:table-cell>
          <table:table-cell table:style-name="ce7" office:value-type="string" calcext:value-type="string">
            <text:p>4.468 Billion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utonium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39.052157" calcext:value-type="float">
            <text:p>239.052157</text:p>
          </table:table-cell>
          <table:table-cell table:style-name="ce7" office:value-type="string" calcext:value-type="string">
            <text:p>24,100 Years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/00/0000</text:date>, <text:time style:data-style-name="N2" text:time-value="0000-00-00T00:00:02.981015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05T20:21:55.735120761</meta:creation-date>
    <dc:date>2013-11-08T07:37:44.086113357</dc:date>
    <dc:creator>Jonas Williamson</dc:creator>
    <meta:editing-duration>P0D</meta:editing-duration>
    <meta:editing-cycles>3</meta:editing-cycles>
    <meta:generator>LibreOffice/4.1.2.3$Linux_X86_64 LibreOffice_project/410$Build-3</meta:generator>
    <meta:document-statistic meta:table-count="1" meta:cell-count="83" meta:object-count="0"/>
  </office:meta>
</office:document-meta>
</file>